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0.978in"/>
    </style:style>
    <style:style style:name="co7" style:family="table-column">
      <style:table-column-properties fo:break-before="auto" style:column-width="1.43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0"/>
    <style:style style:name="T1" style:family="text">
      <style:text-properties style:text-position="super 58%"/>
    </style:style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>
            <text:p>Part Number</text:p>
          </table:table-cell>
          <table:table-cell table:style-name="ce3" office:value-type="string">
            <text:p>VDSS (V)</text:p>
          </table:table-cell>
          <table:table-cell table:style-name="ce3" office:value-type="string">
            <text:p>Ron (mOhm)</text:p>
          </table:table-cell>
          <table:table-cell table:style-name="ce3" office:value-type="string">
            <text:p>ID (A)</text:p>
          </table:table-cell>
          <table:table-cell table:style-name="ce3" office:value-type="string">
            <text:p>IDM (A) (Pulsed)</text:p>
          </table:table-cell>
          <table:table-cell table:style-name="ce3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2200">
            <text:p>220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222.75">
            <text:p>222.75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3.2">
            <text:p>3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64">
            <text:p>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0">
            <text:p>0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0">
            <text:p>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Wire guage</text:p>
          </table:table-cell>
          <table:table-cell table:style-name="Default"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1.02">
            <text:p>1.02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ce5" office:value-type="float" office:value="0.021">
            <text:p>0.0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2.27702635532188">
            <text:p>2.2770263553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478175534617595">
            <text:p>0.0478175535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18.2">
            <text:p>18.2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301.59289474462">
            <text:p>301.593</text:p>
          </table:table-cell>
          <table:table-cell table:style-name="ce4" table:formula="of:=[.D19]" office:value-type="float" office:value="301.59289474462">
            <text:p>301.593</text:p>
          </table:table-cell>
          <table:table-cell table:style-name="ce4" table:formula="of:=[.E19]/1000" office:value-type="float" office:value="0.30159289474462">
            <text:p>0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0.04">
            <text:p>10.040</text:p>
          </table:table-cell>
          <table:table-cell table:style-name="ce4" table:formula="of:=PI() * [.B20]" office:value-type="float" office:value="31.5415902420415">
            <text:p>31.542</text:p>
          </table:table-cell>
          <table:table-cell table:style-name="ce4" table:formula="of:=[.C20]*[.$B$16]" office:value-type="float" office:value="378.499082904498">
            <text:p>378.499</text:p>
          </table:table-cell>
          <table:table-cell table:style-name="ce4" table:formula="of:=[.E19]+[.D20]" office:value-type="float" office:value="680.091977649118">
            <text:p>680.092</text:p>
          </table:table-cell>
          <table:table-cell table:style-name="ce4" table:formula="of:=[.E20]/1000" office:value-type="float" office:value="0.680091977649118">
            <text:p>0.6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2.08">
            <text:p>12.080</text:p>
          </table:table-cell>
          <table:table-cell table:style-name="ce4" table:formula="of:=PI() * [.B21]" office:value-type="float" office:value="37.9504392553647">
            <text:p>37.950</text:p>
          </table:table-cell>
          <table:table-cell table:style-name="ce4" table:formula="of:=[.C21]*[.$B$16]" office:value-type="float" office:value="455.405271064376">
            <text:p>455.405</text:p>
          </table:table-cell>
          <table:table-cell table:style-name="ce4" table:formula="of:=[.E20]+[.D21]" office:value-type="float" office:value="1135.49724871349">
            <text:p>1135.497</text:p>
          </table:table-cell>
          <table:table-cell table:style-name="ce4" table:formula="of:=[.E21]/1000" office:value-type="float" office:value="1.13549724871349">
            <text:p>1.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14.12">
            <text:p>14.120</text:p>
          </table:table-cell>
          <table:table-cell table:style-name="ce4" table:formula="of:=PI() * [.B22]" office:value-type="float" office:value="44.3592882686879">
            <text:p>44.359</text:p>
          </table:table-cell>
          <table:table-cell table:style-name="ce4" table:formula="of:=[.C22]*[.$B$16]" office:value-type="float" office:value="532.311459224254">
            <text:p>532.311</text:p>
          </table:table-cell>
          <table:table-cell table:style-name="ce4" table:formula="of:=[.E21]+[.D22]" office:value-type="float" office:value="1667.80870793775">
            <text:p>1667.809</text:p>
          </table:table-cell>
          <table:table-cell table:style-name="ce4" table:formula="of:=[.E22]/1000" office:value-type="float" office:value="1.66780870793775">
            <text:p>1.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16.16">
            <text:p>16.160</text:p>
          </table:table-cell>
          <table:table-cell table:style-name="ce4" table:formula="of:=PI() * [.B23]" office:value-type="float" office:value="50.768137282011">
            <text:p>50.768</text:p>
          </table:table-cell>
          <table:table-cell table:style-name="ce4" table:formula="of:=[.C23]*[.$B$16]" office:value-type="float" office:value="609.217647384133">
            <text:p>609.218</text:p>
          </table:table-cell>
          <table:table-cell table:style-name="ce4" table:formula="of:=[.E22]+[.D23]" office:value-type="float" office:value="2277.02635532188">
            <text:p>2277.026</text:p>
          </table:table-cell>
          <table:table-cell table:style-name="ce4" table:formula="of:=[.E23]/1000" office:value-type="float" office:value="2.27702635532188">
            <text:p>2.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18.2">
            <text:p>18.200</text:p>
          </table:table-cell>
          <table:table-cell table:style-name="ce4" table:formula="of:=PI() * [.B24]" office:value-type="float" office:value="57.1769862953342">
            <text:p>57.177</text:p>
          </table:table-cell>
          <table:table-cell table:style-name="ce4" table:formula="of:=[.C24]*[.$B$16]" office:value-type="float" office:value="686.123835544011">
            <text:p>686.124</text:p>
          </table:table-cell>
          <table:table-cell table:style-name="ce4" table:formula="of:=[.E23]+[.D24]" office:value-type="float" office:value="2963.15019086589">
            <text:p>2963.150</text:p>
          </table:table-cell>
          <table:table-cell table:style-name="ce4" table:formula="of:=[.E24]/1000" office:value-type="float" office:value="2.96315019086589">
            <text:p>2.9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20.24">
            <text:p>20.240</text:p>
          </table:table-cell>
          <table:table-cell table:style-name="ce4" table:formula="of:=PI() * [.B25]" office:value-type="float" office:value="63.5858353086574">
            <text:p>63.586</text:p>
          </table:table-cell>
          <table:table-cell table:style-name="ce4" table:formula="of:=[.C25]*[.$B$16]" office:value-type="float" office:value="763.030023703889">
            <text:p>763.030</text:p>
          </table:table-cell>
          <table:table-cell table:style-name="ce4" table:formula="of:=[.E24]+[.D25]" office:value-type="float" office:value="3726.18021456978">
            <text:p>3726.180</text:p>
          </table:table-cell>
          <table:table-cell table:style-name="ce4" table:formula="of:=[.E25]/1000" office:value-type="float" office:value="3.72618021456978">
            <text:p>3.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22.28">
            <text:p>22.280</text:p>
          </table:table-cell>
          <table:table-cell table:style-name="ce4" table:formula="of:=PI() * [.B26]" office:value-type="float" office:value="69.9946843219806">
            <text:p>69.995</text:p>
          </table:table-cell>
          <table:table-cell table:style-name="ce4" table:formula="of:=[.C26]*[.$B$16]" office:value-type="float" office:value="839.936211863767">
            <text:p>839.936</text:p>
          </table:table-cell>
          <table:table-cell table:style-name="ce4" table:formula="of:=[.E25]+[.D26]" office:value-type="float" office:value="4566.11642643355">
            <text:p>4566.116</text:p>
          </table:table-cell>
          <table:table-cell table:style-name="ce4" table:formula="of:=[.E26]/1000" office:value-type="float" office:value="4.56611642643355">
            <text:p>4.5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24.32">
            <text:p>24.320</text:p>
          </table:table-cell>
          <table:table-cell table:style-name="ce4" table:formula="of:=PI() * [.B27]" office:value-type="float" office:value="76.4035333353038">
            <text:p>76.404</text:p>
          </table:table-cell>
          <table:table-cell table:style-name="ce4" table:formula="of:=[.C27]*[.$B$16]" office:value-type="float" office:value="916.842400023645">
            <text:p>916.842</text:p>
          </table:table-cell>
          <table:table-cell table:style-name="ce4" table:formula="of:=[.E26]+[.D27]" office:value-type="float" office:value="5482.95882645719">
            <text:p>5482.959</text:p>
          </table:table-cell>
          <table:table-cell table:style-name="ce4" table:formula="of:=[.E27]/1000" office:value-type="float" office:value="5.48295882645719">
            <text:p>5.4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26.36">
            <text:p>26.360</text:p>
          </table:table-cell>
          <table:table-cell table:style-name="ce4" table:formula="of:=PI() * [.B28]" office:value-type="float" office:value="82.8123823486269">
            <text:p>82.812</text:p>
          </table:table-cell>
          <table:table-cell table:style-name="ce4" table:formula="of:=[.C28]*[.$B$16]" office:value-type="float" office:value="993.748588183523">
            <text:p>993.749</text:p>
          </table:table-cell>
          <table:table-cell table:style-name="ce4" table:formula="of:=[.E27]+[.D28]" office:value-type="float" office:value="6476.70741464072">
            <text:p>6476.707</text:p>
          </table:table-cell>
          <table:table-cell table:style-name="ce4" table:formula="of:=[.E28]/1000" office:value-type="float" office:value="6.47670741464072">
            <text:p>6.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28.4">
            <text:p>28.400</text:p>
          </table:table-cell>
          <table:table-cell table:style-name="ce4" table:formula="of:=PI() * [.B29]" office:value-type="float" office:value="89.2212313619501">
            <text:p>89.221</text:p>
          </table:table-cell>
          <table:table-cell table:style-name="ce4" table:formula="of:=[.C29]*[.$B$16]" office:value-type="float" office:value="1070.6547763434">
            <text:p>1070.655</text:p>
          </table:table-cell>
          <table:table-cell table:style-name="ce4" table:formula="of:=[.E28]+[.D29]" office:value-type="float" office:value="7547.36219098412">
            <text:p>7547.362</text:p>
          </table:table-cell>
          <table:table-cell table:style-name="ce4" table:formula="of:=[.E29]/1000" office:value-type="float" office:value="7.54736219098412">
            <text:p>7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30.44">
            <text:p>30.440</text:p>
          </table:table-cell>
          <table:table-cell table:style-name="ce4" table:formula="of:=PI() * [.B30]" office:value-type="float" office:value="95.6300803752733">
            <text:p>95.630</text:p>
          </table:table-cell>
          <table:table-cell table:style-name="ce4" table:formula="of:=[.C30]*[.$B$16]" office:value-type="float" office:value="1147.56096450328">
            <text:p>1147.561</text:p>
          </table:table-cell>
          <table:table-cell table:style-name="ce4" table:formula="of:=[.E29]+[.D30]" office:value-type="float" office:value="8694.9231554874">
            <text:p>8694.923</text:p>
          </table:table-cell>
          <table:table-cell table:style-name="ce4" table:formula="of:=[.E30]/1000" office:value-type="float" office:value="8.6949231554874">
            <text:p>8.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32.48">
            <text:p>32.480</text:p>
          </table:table-cell>
          <table:table-cell table:style-name="ce4" table:formula="of:=PI() * [.B31]" office:value-type="float" office:value="102.038929388596">
            <text:p>102.039</text:p>
          </table:table-cell>
          <table:table-cell table:style-name="ce4" table:formula="of:=[.C31]*[.$B$16]" office:value-type="float" office:value="1224.46715266316">
            <text:p>1224.467</text:p>
          </table:table-cell>
          <table:table-cell table:style-name="ce4" table:formula="of:=[.E30]+[.D31]" office:value-type="float" office:value="9919.39030815055">
            <text:p>9919.390</text:p>
          </table:table-cell>
          <table:table-cell table:style-name="ce4" table:formula="of:=[.E31]/1000" office:value-type="float" office:value="9.91939030815055">
            <text:p>9.9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34.52">
            <text:p>34.520</text:p>
          </table:table-cell>
          <table:table-cell table:style-name="ce4" table:formula="of:=PI() * [.B32]" office:value-type="float" office:value="108.44777840192">
            <text:p>108.448</text:p>
          </table:table-cell>
          <table:table-cell table:style-name="ce4" table:formula="of:=[.C32]*[.$B$16]" office:value-type="float" office:value="1301.37334082304">
            <text:p>1301.373</text:p>
          </table:table-cell>
          <table:table-cell table:style-name="ce4" table:formula="of:=[.E31]+[.D32]" office:value-type="float" office:value="11220.7636489736">
            <text:p>11220.764</text:p>
          </table:table-cell>
          <table:table-cell table:style-name="ce4" table:formula="of:=[.E32]/1000" office:value-type="float" office:value="11.2207636489736">
            <text:p>11.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36.56">
            <text:p>36.560</text:p>
          </table:table-cell>
          <table:table-cell table:style-name="ce4" table:formula="of:=PI() * [.B33]" office:value-type="float" office:value="114.856627415243">
            <text:p>114.857</text:p>
          </table:table-cell>
          <table:table-cell table:style-name="ce4" table:formula="of:=[.C33]*[.$B$16]" office:value-type="float" office:value="1378.27952898291">
            <text:p>1378.280</text:p>
          </table:table-cell>
          <table:table-cell table:style-name="ce4" table:formula="of:=[.E32]+[.D33]" office:value-type="float" office:value="12599.0431779565">
            <text:p>12599.043</text:p>
          </table:table-cell>
          <table:table-cell table:style-name="ce4" table:formula="of:=[.E33]/1000" office:value-type="float" office:value="12.5990431779565">
            <text:p>12.599</text:p>
          </table:table-cell>
        </table:table-row>
      </table:table>
      <table:table table:name="Coil Parameters" table:style-name="ta1" table:print="false"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RLC circuit</text:p>
          </table:table-cell>
          <table:table-cell table:number-columns-repeated="2"/>
        </table:table-row>
        <table:table-row table:style-name="ro1">
          <table:table-cell office:value-type="string">
            <text:p>wire guage (AWG)</text:p>
          </table:table-cell>
          <table:table-cell office:value-type="float" office:value="18">
            <text:p>18.000</text:p>
          </table:table-cell>
          <table:table-cell table:number-columns-repeated="2"/>
          <table:table-cell office:value-type="string">
            <text:p>capacitance C</text:p>
          </table:table-cell>
          <table:table-cell table:style-name="ce6" office:value-type="float" office:value="0.0001">
            <text:p>1.00E-004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wire diameter (k)</text:p>
          </table:table-cell>
          <table:table-cell table:formula="of:=0.127 * (92 ^((36 - [.B2])/39))" office:value-type="float" office:value="1.02368734283265">
            <text:p>1.024</text:p>
          </table:table-cell>
          <table:table-cell table:formula="of:=[.B3]/10" office:value-type="float" office:value="0.102368734283265">
            <text:p>0.102</text:p>
          </table:table-cell>
          <table:table-cell/>
          <table:table-cell office:value-type="string">
            <text:p>ESR of C</text:p>
          </table:table-cell>
          <table:table-cell office:value-type="float" office:value="0.1">
            <text:p>0.1</text:p>
          </table:table-cell>
          <table:table-cell office:value-type="string">
            <text:p>ohm</text:p>
          </table:table-cell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B4]/10" office:value-type="float" office:value="0.8">
            <text:p>0.800</text:p>
          </table:table-cell>
          <table:table-cell/>
          <table:table-cell office:value-type="string">
            <text:p>Coil Inductance</text:p>
          </table:table-cell>
          <table:table-cell table:formula="of:=[.B16] *0.000001" office:value-type="float" office:value="0.0000802854960118658">
            <text:p>8.02854960118658E-005</text:p>
          </table:table-cell>
          <table:table-cell office:value-type="string">
            <text:p>H</text:p>
          </table:table-cell>
        </table:table-row>
        <table:table-row table:style-name="ro1">
          <table:table-cell office:value-type="string">
            <text:p>axial Length (l)</text:p>
          </table:table-cell>
          <table:table-cell office:value-type="float" office:value="30">
            <text:p>30.000</text:p>
          </table:table-cell>
          <table:table-cell table:formula="of:=[.B5]/10" office:value-type="float" office:value="3">
            <text:p>3.000</text:p>
          </table:table-cell>
          <table:table-cell/>
          <table:table-cell office:value-type="string">
            <text:p>Coil Resistance</text:p>
          </table:table-cell>
          <table:table-cell table:formula="of:=[.B17]" office:value-type="float" office:value="0.123265237237894">
            <text:p>0.1232652372</text:p>
          </table:table-cell>
          <table:table-cell office:value-type="string">
            <text:p>ohm</text:p>
          </table:table-cell>
        </table:table-row>
        <table:table-row table:style-name="ro1">
          <table:table-cell office:value-type="string">
            <text:p>layers</text:p>
          </table:table-cell>
          <table:table-cell office:value-type="float" office:value="5">
            <text:p>5.000</text:p>
          </table:table-cell>
          <table:table-cell table:number-columns-repeated="5"/>
        </table:table-row>
        <table:table-row table:style-name="ro1"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aplha</text:p>
          </table:table-cell>
          <table:table-cell table:formula="of:=([.F5]+[.F3])/(2 *[.F4])" office:value-type="float" office:value="1390.44564914251">
            <text:p>1390.4456491425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Omega</text:p>
          </table:table-cell>
          <table:table-cell table:formula="of:=1/SQRT([.F4]*[.F2])" office:value-type="float" office:value="11160.4434846046">
            <text:p>11160.4434846046</text:p>
          </table:table-cell>
          <table:table-cell office:value-type="string">
            <text:p>Hz</text:p>
          </table:table-cell>
        </table:table-row>
        <table:table-row table:style-name="ro1">
          <table:table-cell office:value-type="string">
            <text:p>axial turns (n)</text:p>
          </table:table-cell>
          <table:table-cell table:formula="of:=FLOOR([.B5]/[.B3];1)" office:value-type="float" office:value="29">
            <text:p>29.000</text:p>
          </table:table-cell>
          <table:table-cell table:number-columns-repeated="2"/>
          <table:table-cell office:value-type="string">
            <text:p>damping factor</text:p>
          </table:table-cell>
          <table:table-cell table:formula="of:=[.F7]/[.F8]" office:value-type="float" office:value="0.124586953113518">
            <text:p>0.1245869531</text:p>
          </table:table-cell>
          <table:table-cell/>
        </table:table-row>
        <table:table-row table:style-name="ro1">
          <table:table-cell office:value-type="string">
            <text:p>Total turns (N)</text:p>
          </table:table-cell>
          <table:table-cell table:formula="of:=[.B9]*[.B6]" office:value-type="float" office:value="145">
            <text:p>145.000</text:p>
          </table:table-cell>
          <table:table-cell/>
          <table:table-cell table:formula="of:=(([.C12]-[.C4]) * [.C5])/(2 * [.C3]^2)" office:value-type="float" office:value="146.529114626868">
            <text:p>146.5291146269</text:p>
          </table:table-cell>
          <table:table-cell table:number-columns-repeated="3"/>
        </table:table-row>
        <table:table-row table:style-name="ro1">
          <table:table-cell office:value-type="string">
            <text:p>winding thickness (t)</text:p>
          </table:table-cell>
          <table:table-cell table:formula="of:=[.B3]*[.B6]" office:value-type="float" office:value="5.11843671416326">
            <text:p>5.118</text:p>
          </table:table-cell>
          <table:table-cell table:formula="of:=[.B11]/10" office:value-type="float" office:value="0.511843671416326">
            <text:p>0.512</text:p>
          </table:table-cell>
          <table:table-cell/>
          <table:table-cell office:value-type="string">
            <text:p>Power Transfer coil %</text:p>
          </table:table-cell>
          <table:table-cell table:formula="of:=([.F5]/([.F3] + [.F5]) * 100)" office:value-type="float" office:value="55.2102238408715">
            <text:p>55.2102238409</text:p>
          </table:table-cell>
          <table:table-cell/>
        </table:table-row>
        <table:table-row table:style-name="ro1">
          <table:table-cell office:value-type="string">
            <text:p>Outer diameter (D)</text:p>
          </table:table-cell>
          <table:table-cell table:formula="of:=[.B11]*2 +[.B4]" office:value-type="float" office:value="18.2368734283265">
            <text:p>18.237</text:p>
          </table:table-cell>
          <table:table-cell table:formula="of:=[.B12]/10" office:value-type="float" office:value="1.82368734283265">
            <text:p>1.824</text:p>
          </table:table-cell>
          <table:table-cell table:number-columns-repeated="4"/>
        </table:table-row>
        <table:table-row table:style-name="ro1">
          <table:table-cell office:value-type="string">
            <text:p>Wire Length (m)</text:p>
          </table:table-cell>
          <table:table-cell table:formula="of:=PI() * ([.C12]^2 -[.C4]^2) * [.C5] / (4 * [.C3]^2) * 0.01" office:value-type="float" office:value="6.03887281058263">
            <text:p>6.039</text:p>
          </table:table-cell>
          <table:table-cell table:number-columns-repeated="5"/>
        </table:table-row>
        <table:table-row table:style-name="ro1">
          <table:table-cell office:value-type="string">
            <text:p>Wire area (m2)</text:p>
          </table:table-cell>
          <table:table-cell table:style-name="Default" table:formula="of:=PI() * (0.5 * [.B3]* 0.001) ^ 2" office:value-type="float" office:value="0.000000823046833731315">
            <text:p>0.000000823</text:p>
          </table:table-cell>
          <table:table-cell table:style-name="Default"/>
          <table:table-cell/>
          <table:table-cell table:style-name="ce1" office:value-type="string">
            <text:p>Force on projectile</text:p>
          </table:table-cell>
          <table:table-cell table:number-columns-repeated="2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>
            <text:p>3<text:span text:style-name="T1">rd</text:span> order polynomial</text:p>
          </table:table-cell>
          <table:table-cell office:value-type="string">
            <text:p>Y = -0.016x<text:span text:style-name="T1">3</text:span> -0.07895x<text:span text:style-name="T1">2</text:span> -9.4454x + 6.491</text:p>
          </table:table-cell>
          <table:table-cell/>
        </table:table-row>
        <table:table-row table:style-name="ro1">
          <table:table-cell office:value-type="string">
            <text:p>Inductance (L) (uH)</text:p>
          </table:table-cell>
          <table:table-cell table:formula="of:=0.04 * (([.C12]+[.C4]) ^ 2) * ([.B10]^2) / (13*[.C12] + 18 *[.C5] - 7*[.C4])" office:value-type="float" office:value="80.2854960118659">
            <text:p>80.285</text:p>
          </table:table-cell>
          <table:table-cell table:style-name="Default"/>
          <table:table-cell/>
          <table:table-cell office:value-type="string">
            <text:p>Ref @ 50 A/mm^2</text:p>
          </table:table-cell>
          <table:table-cell office:value-type="string">
            <text:p>http://www.coilgun.eclipse.co.uk/coilgun_fundamentals_1.html</text:p>
          </table:table-cell>
          <table:table-cell/>
        </table:table-row>
        <table:table-row table:style-name="ro2">
          <table:table-cell office:value-type="string">
            <text:p>Resistance ® (ohm)</text:p>
          </table:table-cell>
          <table:table-cell table:style-name="Default" table:formula="of:=[.B7]*[.B13]/[.B14]" office:value-type="float" office:value="0.123265237237894">
            <text:p>0.1232652372</text:p>
          </table:table-cell>
          <table:table-cell table:style-name="Default"/>
          <table:table-cell/>
          <table:table-cell office:value-type="string">
            <text:p>Accleration length, ie</text:p>
            <text:p>Coil length/2</text:p>
          </table:table-cell>
          <table:table-cell table:formula="of:=[.B5]/2" office:value-type="float" office:value="15">
            <text:p>15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ref</text:p>
          </table:table-cell>
          <table:table-cell table:formula="of:=-(-0.004*(-[.F17])^4 -0.2632*(-[.F17])^3 -4.7227*(-[.F17])^2 +6.491*(-[.F17]))" office:value-type="float" office:value="474.1725">
            <text:p>474.1725</text:p>
          </table:table-cell>
          <table:table-cell office:value-type="string">
            <text:p>mJ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Peak current</text:p>
          </table:table-cell>
          <table:table-cell office:value-type="float" office:value="900">
            <text:p>900</text:p>
          </table:table-cell>
          <table:table-cell office:value-type="string">
            <text:p>A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Current density</text:p>
          </table:table-cell>
          <table:table-cell table:formula="of:=[.F19]/([.B14]*1000000)" office:value-type="float" office:value="1093.49791909145">
            <text:p>1093.4979190915</text:p>
          </table:table-cell>
          <table:table-cell office:value-type="string">
            <text:p>A/mm2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actual</text:p>
          </table:table-cell>
          <table:table-cell table:formula="of:=([.F20]/50 * [.F18]) /1000" office:value-type="float" office:value="10.3701328408078">
            <text:p>10.3701328408</text:p>
          </table:table-cell>
          <table:table-cell office:value-type="string">
            <text:p>J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Velocity @ 10g mass</text:p>
          </table:table-cell>
          <table:table-cell table:formula="of:=SQRT(2*[.F21]/(10*0.001))" office:value-type="float" office:value="45.5414818397641">
            <text:p>45.5414818398</text:p>
          </table:table-cell>
          <table:table-cell office:value-type="string">
            <text:p>m/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0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3">12/13/2021</text:date>, <text:time>17:4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8$Win32 OpenOffice.org_project/418m3$Build-9803</meta:generator>
    <dc:date>2021-12-13T17:43:29.83</dc:date>
    <dc:creator>vignesh sridharan</dc:creator>
    <meta:editing-duration>PT15H25M13S</meta:editing-duration>
    <meta:editing-cycles>78</meta:editing-cycles>
    <meta:document-statistic meta:table-count="5" meta:cell-count="348" meta:object-count="0"/>
  </office:meta>
</office:document-meta>
</file>